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215" officeooo:paragraph-rsid="001fa215"/>
    </style:style>
    <style:style style:name="P2" style:family="paragraph" style:parent-style-name="Standard">
      <style:text-properties officeooo:rsid="000e7533" officeooo:paragraph-rsid="001fa215"/>
    </style:style>
    <style:style style:name="P3" style:family="paragraph" style:parent-style-name="Standard" style:list-style-name="L1">
      <style:text-properties officeooo:rsid="000e7533" officeooo:paragraph-rsid="001fa215"/>
    </style:style>
    <style:style style:name="P4" style:family="paragraph" style:parent-style-name="Standard" style:list-style-name="L1">
      <style:text-properties officeooo:rsid="000e3982" officeooo:paragraph-rsid="001fa2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 :</text:p>
      <text:p text:style-name="P1"/>
      <text:p text:style-name="P1">Introduction d’une composition</text:p>
      <text:p text:style-name="P1"/>
      <text:list xml:id="list3436387378094553428" text:style-name="L1">
        <text:list-item>
          <text:p text:style-name="P4">Accroche</text:p>
        </text:list-item>
        <text:list-item>
          <text:p text:style-name="P4">Donner le sens du sujet</text:p>
        </text:list-item>
        <text:list-item>
          <text:p text:style-name="P4">Contextualisation</text:p>
        </text:list-item>
        <text:list-item>
          <text:p text:style-name="P4">Définir les termes du sujet</text:p>
        </text:list-item>
        <text:list-item>
          <text:p text:style-name="P3">Indiquer les bornes chronologiques</text:p>
        </text:list-item>
        <text:list-item>
          <text:p text:style-name="P3">Problématique</text:p>
        </text:list-item>
        <text:list-item>
          <text:p text:style-name="P3">Pla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3:22:31.485000000</meta:creation-date>
    <dc:date>2018-09-10T13:23:06.820000000</dc:date>
    <meta:editing-duration>PT35S</meta:editing-duration>
    <meta:editing-cycles>1</meta:editing-cycles>
    <meta:document-statistic meta:table-count="0" meta:image-count="0" meta:object-count="0" meta:page-count="1" meta:paragraph-count="9" meta:word-count="30" meta:character-count="172" meta:non-whitespace-character-count="158"/>
    <meta:generator>LibreOffice/5.1.6.2$Windows_x86 LibreOffice_project/07ac168c60a517dba0f0d7bc7540f5afa45f0909</meta:generator>
  </office:meta>
</office:document-meta>
</file>